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fo:font-weight="normal" officeooo:rsid="00184ce3" officeooo:paragraph-rsid="00184ce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4ce3" officeooo:paragraph-rsid="00184ce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4ce3" officeooo:paragraph-rsid="00184ce3" style:font-size-asian="10.5pt" style:font-weight-asian="normal" style:font-size-complex="12pt" style:font-weight-complex="normal"/>
    </style:style>
    <style:style style:name="P4" style:family="paragraph" style:parent-style-name="Text_20_body" style:list-style-name="L7"/>
    <style:style style:name="P5" style:family="paragraph" style:parent-style-name="Text_20_body" style:list-style-name="L7">
      <style:text-properties officeooo:paragraph-rsid="00184ce3"/>
    </style:style>
    <style:style style:name="P6" style:family="paragraph" style:parent-style-name="Text_20_body" style:list-style-name="L8"/>
    <style:style style:name="P7" style:family="paragraph" style:parent-style-name="Text_20_body" style:list-style-name="L8">
      <style:text-properties officeooo:paragraph-rsid="00184ce3"/>
    </style:style>
    <style:style style:name="T1" style:family="text">
      <style:text-properties officeooo:rsid="00184ce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FCV CONNECT </text:p>
      <text:p text:style-name="P2"/>
      <text:h text:style-name="P1" text:outline-level="3"><text:span text:style-name="Strong_20_Emphasis">Currículum Deportivo - Ficha de Jugador</text:span></text:h>
      <text:h text:style-name="Heading_20_4" text:outline-level="4"><text:span text:style-name="Strong_20_Emphasis">Información Personal</text:span></text:h>
      <text:list text:style-name="L7">
        <text:list-item>
          <text:p text:style-name="P4"><text:span text:style-name="Strong_20_Emphasis">Nombre completo</text:span>: ______________________________________</text:p>
        </text:list-item>
        <text:list-item>
          <text:p text:style-name="P5"><text:span text:style-name="Strong_20_Emphasis"><text:span text:style-name="T1">DNI: _______________________________________________</text:span></text:span></text:p>
        </text:list-item>
        <text:list-item>
          <text:p text:style-name="P4"><text:span text:style-name="Strong_20_Emphasis">Fecha de nacimiento</text:span>: __________________________________</text:p>
        </text:list-item>
        <text:list-item>
          <text:p text:style-name="P4"><text:span text:style-name="Strong_20_Emphasis">Edad</text:span>: _______________________________________________</text:p>
        </text:list-item>
        <text:list-item>
          <text:p text:style-name="P4"><text:span text:style-name="Strong_20_Emphasis">Nacionalidad</text:span>: _________________________________________</text:p>
        </text:list-item>
        <text:list-item>
          <text:p text:style-name="P4"><text:span text:style-name="Strong_20_Emphasis">Teléfono de contacto</text:span>: __________________________________</text:p>
        </text:list-item>
        <text:list-item>
          <text:p text:style-name="P4"><text:span text:style-name="Strong_20_Emphasis">Dirección completa</text:span>: ___________________________________</text:p>
        </text:list-item>
        <text:list-item>
          <text:p text:style-name="P4"><text:span text:style-name="Strong_20_Emphasis">Lugar de nacimiento</text:span>: ___________________________________</text:p>
        </text:list-item>
        <text:list-item>
          <text:p text:style-name="P4"><text:span text:style-name="Strong_20_Emphasis">Correo electrónico</text:span>: ___________________________________</text:p>
        </text:list-item>
        <text:list-item>
          <text:p text:style-name="P4"><text:span text:style-name="Strong_20_Emphasis">Foto reciente :</text:span></text:p>
        </text:list-item>
      </text:list>
      <text:p text:style-name="P3"/>
      <text:p text:style-name="P3"/>
      <text:p text:style-name="P3"/>
      <text:p text:style-name="P3"/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>Información Deportiva</text:span></text:h>
      <text:list text:style-name="L8">
        <text:list-item>
          <text:p text:style-name="P6"><text:span text:style-name="Strong_20_Emphasis">Posición en el campo</text:span>: __________________________________</text:p>
        </text:list-item>
        <text:list-item>
          <text:p text:style-name="P6"><text:span text:style-name="Strong_20_Emphasis">Club actual</text:span>: __________________________________________<text:line-break/>(Nombre del club y liga en la que compite actualmente)</text:p>
        </text:list-item>
        <text:list-item>
          <text:p text:style-name="P6"><text:span text:style-name="Strong_20_Emphasis">Clubs anteriores</text:span>:<text:line-break/>(Por favor, indica todos los clubes en los que has jugado anteriormente, junto con la liga en la que competían y l<text:span text:style-name="T1">os años de las</text:span> temporadas correspondientes.)</text:p>
          <text:p text:style-name="P6">a) <text:span text:style-name="Strong_20_Emphasis">Club 1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6">b) <text:span text:style-name="Strong_20_Emphasis">Club 2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6"><text:soft-page-break/>c) <text:span text:style-name="Strong_20_Emphasis">Club 3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6"><text:span text:style-name="Emphasis">(Continúa con más clubes si es necesario)</text:span></text:p>
        </text:list-item>
        <text:list-item>
          <text:p text:style-name="P6"><text:span text:style-name="Strong_20_Emphasis">Experiencia internacional</text:span> (si aplica):<text:line-break/>a) <text:span text:style-name="Strong_20_Emphasis">Países en los que has jugado</text:span>: _______________________<text:line-break/>(Especifica si has jugado en ligas internacionales o representado a tu selección)</text:p>
          <text:p text:style-name="P6">b) <text:span text:style-name="Strong_20_Emphasis">Selección nacional</text:span>: _______________________________<text:line-break/>(Si has formado parte de alguna selección nacional, ¿en qué categoría y cuántos partidos has jugado?)</text:p>
        </text:list-item>
        <text:list-item>
          <text:p text:style-name="P7"><text:span text:style-name="Strong_20_Emphasis">Lesiones o historial médico relevante</text:span>: _______________________<text:line-break/>(Por favor, especifica cualquier lesión importante o problema físico que pueda ser relevante para el club al momento de evaluarte.)</text:p>
        </text:list-item>
        <text:list-item>
          <text:p text:style-name="P7"><text:span text:style-name="Strong_20_Emphasis">Habilidades y características futbolísticas</text:span>: _______________________<text:line-break/>(Describe brevemente cuáles son tus puntos fuertes como jugador: velocidad, visión de juego, capacidad de pase, liderazgo, etc.)</text:p>
        </text:list-item>
        <text:list-item>
          <text:p text:style-name="P7"><text:span text:style-name="Strong_20_Emphasis">Disponibilidad para entrenamientos y partidos</text:span>: _______________________<text:line-break/>(Indica tu disponibilidad, si tienes restricciones, o si estás comprometido completamente con el equipo.)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5:25:58.530724464</meta:creation-date>
    <dc:date>2025-04-07T15:39:57.039976718</dc:date>
    <meta:editing-duration>PT1M2S</meta:editing-duration>
    <meta:editing-cycles>1</meta:editing-cycles>
    <meta:document-statistic meta:table-count="0" meta:image-count="0" meta:object-count="0" meta:page-count="2" meta:paragraph-count="26" meta:word-count="250" meta:character-count="2389" meta:non-whitespace-character-count="2181"/>
    <meta:generator>LibreOffice/24.2.7.2$Linux_X86_64 LibreOffice_project/420$Build-2</meta:generator>
  </office:meta>
</office:document-meta>
</file>